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0.75cm"/>
    </style:style>
    <style:style style:name="gr2" style:family="graphic" style:parent-style-name="standard">
      <style:graphic-properties draw:fill-color="#fafad2" draw:textarea-vertical-align="middle" draw:auto-grow-height="false"/>
    </style:style>
    <style:style style:name="gr3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4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d700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color="#ffa5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b6914" fo:font-weight="bold" style:font-weight-asian="bold" style:font-weight-complex="bold"/>
    </style:style>
    <style:style style:name="T3" style:family="text">
      <style:text-properties fo:color="#8b6914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cm" svg:height="1.038cm" svg:x="2cm" svg:y="10.5cm">
          <draw:text-box>
            <text:p text:style-name="P1"><text:span text:style-name="T1">Earth natural rotation</text:span></text:p>
          </draw:text-box>
        </draw:frame>
        <draw:frame draw:style-name="gr1" draw:text-style-name="P2" draw:layer="layout" svg:width="4.719cm" svg:height="1.038cm" svg:x="20.5cm" svg:y="15cm">
          <draw:text-box>
            <text:p text:style-name="P1"><text:span text:style-name="T1">Pole motion</text:span></text:p>
          </draw:text-box>
        </draw:frame>
        <draw:custom-shape draw:style-name="gr2" draw:text-style-name="P4" draw:id="id1" draw:layer="layout" svg:width="10.5cm" svg:height="2cm" svg:x="6cm" svg:y="1.5cm">
          <text:p text:style-name="P3"><text:span text:style-name="T2">GCRF</text:span></text:p>
          <text:p text:style-name="P3"><text:span text:style-name="T3">(Geocentric Celest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5.5cm" svg:height="2cm" svg:x="4cm" svg:y="6.5cm">
          <text:p text:style-name="P3"><text:span text:style-name="T2">J2000/EME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cm" svg:height="2cm" svg:x="9.5cm" svg:y="4.1cm">
          <text:p text:style-name="P1"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frame draw:style-name="gr1" draw:text-style-name="P2" draw:layer="layout" svg:width="2cm" svg:height="1.038cm" svg:x="1.5cm" svg:y="3cm">
          <draw:text-box>
            <text:p text:style-name="P1"><text:span text:style-name="T1">Bias</text:span></text:p>
          </draw:text-box>
        </draw:frame>
        <draw:frame draw:style-name="gr1" draw:text-style-name="P2" draw:layer="layout" svg:width="11.1cm" svg:height="1.038cm" svg:x="12.9cm" svg:y="4.462cm">
          <draw:text-box>
            <text:p text:style-name="P1"><text:span text:style-name="T1">Bias, Precession and Nutation</text:span></text:p>
          </draw:text-box>
        </draw:frame>
        <draw:custom-shape draw:style-name="gr2" draw:text-style-name="P4" draw:id="id2" draw:layer="layout" svg:width="10.75cm" svg:height="2cm" svg:x="12.15cm" svg:y="6.5cm">
          <text:p text:style-name="P3"><text:span text:style-name="T2">CIRF 2000</text:span></text:p>
          <text:p text:style-name="P3"><text:span text:style-name="T3">(Celest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10.75cm" svg:height="2cm" svg:x="12.15cm" svg:y="12cm">
          <text:p text:style-name="P3"><text:span text:style-name="T2">TIRF 2000</text:span></text:p>
          <text:p text:style-name="P3"><text:span text:style-name="T3">(Terrestrial Intermediate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11cm" svg:height="2cm" svg:x="12.025cm" svg:y="17.5cm">
          <text:p text:style-name="P3"><text:span text:style-name="T2">ITRF 2005</text:span></text:p>
          <text:p text:style-name="P3"><text:span text:style-name="T3">(International Terrestrial Reference Fr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cm" svg:height="2.5cm" svg:x="17.025cm" svg:y="14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1cm" svg:height="2.5cm" svg:x="17.025cm" svg:y="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5" draw:layer="layout" draw:type="curve" svg:x1="16.5cm" svg:y1="2.5cm" svg:x2="22.9cm" svg:y2="7.5cm" draw:start-shape="id1" draw:start-glue-point="1" draw:end-shape="id2" draw:end-glue-point="1" svg:d="m16500 2500c10351 0 7151 5000 6400 5000">
          <text:p text:style-name="P1"/>
        </draw:connector>
        <draw:connector draw:style-name="gr5" draw:text-style-name="P5" draw:layer="layout" draw:type="curve" svg:x1="6cm" svg:y1="2.5cm" svg:x2="4cm" svg:y2="7.5cm" draw:start-shape="id1" draw:start-glue-point="3" draw:end-shape="id3" draw:end-glue-point="3" svg:d="m6000 2500c-3750 0-2750 5000-2000 5000">
          <text:p text:style-name="P1"/>
        </draw:connector>
        <draw:connector draw:style-name="gr5" draw:text-style-name="P5" draw:layer="layout" draw:type="curve" draw:line-skew="-1.4cm" svg:x1="12.15cm" svg:y1="7.5cm" svg:x2="12.15cm" svg:y2="13cm" draw:start-shape="id2" draw:start-glue-point="3" draw:end-shape="id4" svg:d="m12150 7500c-2850 0-2850 5500 0 5500">
          <text:p text:style-name="P1"/>
        </draw:connector>
        <draw:connector draw:style-name="gr5" draw:text-style-name="P5" draw:layer="layout" draw:type="curve" draw:line-skew="1.693cm" svg:x1="22.9cm" svg:y1="13cm" svg:x2="23.025cm" svg:y2="18.5cm" draw:start-shape="id4" draw:start-glue-point="1" draw:end-shape="id5" svg:d="m22900 13000c3478 0 3416 5500 125 550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9-11T15:34:26</dc:date>
    <meta:editing-cycles>18</meta:editing-cycles>
    <meta:editing-duration>PT1H53M2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